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0, C11, C9, C20, C25, C37,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7, C50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, R16, R15, R54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5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.00.0000</text:date>, <text:time style:data-style-name="N2" text:time-value="01:42:35.4997759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4T01:43:27.634747160</dc:date>
    <meta:editing-duration>PT5H47M9S</meta:editing-duration>
    <meta:editing-cycles>19</meta:editing-cycles>
    <meta:generator>LibreOffice/6.0.7.3$Linux_X86_64 LibreOffice_project/00m0$Build-3</meta:generator>
    <meta:document-statistic meta:table-count="1" meta:cell-count="425" meta:object-count="0"/>
  </office:meta>
</office:document-meta>
</file>